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0c3227" officeooo:paragraph-rsid="000c3227" style:font-size-asian="15pt" style:font-size-complex="15pt"/>
    </style:style>
    <style:style style:name="P2" style:family="paragraph" style:parent-style-name="Standard">
      <style:paragraph-properties fo:text-align="start" style:justify-single-word="false"/>
      <style:text-properties fo:font-size="12pt" officeooo:rsid="000c3227" officeooo:paragraph-rsid="000f3a47" style:font-size-asian="10.5pt" style:font-size-complex="12pt"/>
    </style:style>
    <style:style style:name="P3" style:family="paragraph" style:parent-style-name="Standard">
      <style:paragraph-properties fo:text-align="center" style:justify-single-word="false"/>
      <style:text-properties fo:font-size="12pt" officeooo:rsid="000c3227" officeooo:paragraph-rsid="000c3227" style:font-size-asian="10.5pt" style:font-size-complex="12pt"/>
    </style:style>
    <style:style style:name="P4" style:family="paragraph" style:parent-style-name="Standard">
      <style:paragraph-properties fo:text-align="start" style:justify-single-word="false"/>
      <style:text-properties fo:font-size="12pt" officeooo:rsid="00118d5b" officeooo:paragraph-rsid="00118d5b" style:font-size-asian="10.5pt" style:font-size-complex="12pt"/>
    </style:style>
    <style:style style:name="P5" style:family="paragraph" style:parent-style-name="Header">
      <style:text-properties officeooo:rsid="0013ecb1" officeooo:paragraph-rsid="0013ecb1"/>
    </style:style>
    <style:style style:name="T1" style:family="text">
      <style:text-properties officeooo:rsid="000f3a47"/>
    </style:style>
    <style:style style:name="T2" style:family="text">
      <style:text-properties officeooo:rsid="00110c19"/>
    </style:style>
    <style:style style:name="T3" style:family="text">
      <style:text-properties officeooo:rsid="00118d5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 rendu</text:p>
      <text:p text:style-name="P1">Projet JavaScript</text:p>
      <text:p text:style-name="P3"/>
      <text:p text:style-name="P2"><text:tab/>Notre projet permet à l’utilisateur de rechercher une ville de France dans la banque de données de photos de l’Api Flickr. <text:span text:style-name="T1">À cette recherche est aussi associé un nombre de photos à récupérer au maximum, ainsi qu’une date minimum de parution ( réglé par défaut à la date du jour ). L’input associé aux villes contient une auto-complétion et une sécurité empêche l’utilisateur de rentrer quoi que ce soit d’autre qu’une ville Française existante.</text:span></text:p>
      <text:p text:style-name="P2"><text:tab/><text:span text:style-name="T2">Si la requêtes ne renvoie rien, un dialogue apparaît pour nous le renseigner, rien d’autre ne s’affiche. Si elle aboutie, deux onglets apparaissent, pour afficher la liste ou le tableau, par défaut c’est la liste qui est sélectionné. Si une requêtes est relancé, l’utilisateur reste dans l’onglet courant, et si la requêtes n’aboutit pas, les onglets disparaissent.</text:span></text:p>
      <text:p text:style-name="P2"><text:tab/><text:span text:style-name="T3">Dans la liste d’images, chaque image est cliquable et fait apparaître les détails de la photo. Dans le tableau, l’utilisateur a accès à un dataTable affichant les photos ainsi que leur informations.</text:span></text:p>
      <text:p text:style-name="P2"/>
      <text:p text:style-name="P4">Toute la partie obligatoire a été réalisée, la seule chose qui n’a pas été faite étant la partie bonus avec la géolocalis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3ecb1" officeooo:paragraph-rsid="0013ecb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Julien Chateau<text:tab/><text:tab/>Info 2</text:p>
        <text:p text:style-name="MP1">Vincent Kowalski<text:tab/><text:tab/>Groupe 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6T13:23:30.326255494</meta:creation-date>
    <dc:date>2018-04-06T16:18:19.135639388</dc:date>
    <meta:editing-duration>PT33M52S</meta:editing-duration>
    <meta:editing-cycles>4</meta:editing-cycles>
    <meta:generator>LibreOffice/5.1.6.2$Linux_X86_64 LibreOffice_project/10m0$Build-2</meta:generator>
    <meta:document-statistic meta:table-count="0" meta:image-count="0" meta:object-count="0" meta:page-count="1" meta:paragraph-count="8" meta:word-count="197" meta:character-count="1214" meta:non-whitespace-character-count="1020"/>
  </office:meta>
</office:document-meta>
</file>